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903in" table:align="margins"/>
    </style:style>
    <style:style style:name="Table1.A" style:family="table-column">
      <style:table-column-properties style:column-width="5in" style:rel-column-width="46214*"/>
    </style:style>
    <style:style style:name="Table1.B" style:family="table-column">
      <style:table-column-properties style:column-width="2.0903in" style:rel-column-width="19321*"/>
    </style:style>
    <style:style style:name="Table1.1" style:family="table-row">
      <style:table-row-properties style:min-row-height="1.496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2.0083in" table:align="right"/>
    </style:style>
    <style:style style:name="Table2.A" style:family="table-column">
      <style:table-column-properties style:column-width="2.0083in"/>
    </style:style>
    <style:style style:name="Table2.A1" style:family="table-cell">
      <style:table-cell-properties fo:padding="0.0382in" fo:border="none"/>
    </style:style>
    <style:style style:name="Table3" style:family="table" style:master-page-name="">
      <style:table-properties style:width="7.0903in" style:page-number="auto" table:align="margins"/>
    </style:style>
    <style:style style:name="Table3.A" style:family="table-column">
      <style:table-column-properties style:column-width="7.0903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0646in" fo:margin-left="-0.0319in" table:align="left"/>
    </style:style>
    <style:style style:name="Table4.A" style:family="table-column">
      <style:table-column-properties style:column-width="0.9986in"/>
    </style:style>
    <style:style style:name="Table4.B" style:family="table-column">
      <style:table-column-properties style:column-width="6.066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1pt solid #0066cc" fo:border-right="none" fo:border-top="none" fo:border-bottom="none"/>
    </style:style>
    <style:style style:name="Table5" style:family="table">
      <style:table-properties style:width="7.0139in" table:align="margins"/>
    </style:style>
    <style:style style:name="Table5.A" style:family="table-column">
      <style:table-column-properties style:column-width="2.309in" style:rel-column-width="21574*"/>
    </style:style>
    <style:style style:name="Table5.B" style:family="table-column">
      <style:table-column-properties style:column-width="4.7049in" style:rel-column-width="43961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.0903in" table:align="margins"/>
    </style:style>
    <style:style style:name="Table6.A" style:family="table-column">
      <style:table-column-properties style:column-width="7.0903in" style:rel-column-width="65535*"/>
    </style:style>
    <style:style style:name="Table6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  <style:text-properties style:font-name="Roboto" fo:font-size="9pt" style:font-size-asian="9pt" style:font-size-complex="9pt"/>
    </style:style>
    <style:style style:name="P2" style:family="paragraph" style:parent-style-name="Table_20_Contents">
      <style:paragraph-properties fo:line-height="150%" fo:text-align="start" style:justify-single-word="false"/>
      <style:text-properties fo:color="#1c1c1c" style:font-name="Roboto" fo:font-size="26pt" fo:font-weight="bold" officeooo:rsid="0017703e" officeooo:paragraph-rsid="00180003" style:font-size-asian="26pt" style:font-weight-asian="bold" style:font-size-complex="26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153bdc" officeooo:paragraph-rsid="0038f881" style:font-size-asian="9.5pt" style:font-style-asian="normal" style:font-weight-asian="normal" style:font-size-complex="9.5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>
        <style:tab-stops/>
      </style:paragraph-properties>
      <style:text-properties fo:color="#333333" style:font-name="Times New Roman" fo:font-size="11.5pt" fo:font-style="normal" style:text-underline-style="solid" style:text-underline-width="auto" style:text-underline-color="font-color" fo:font-weight="normal" officeooo:rsid="0038f881" officeooo:paragraph-rsid="0038f881" style:font-size-asian="11.5pt" style:font-style-asian="normal" style:font-weight-asian="normal" style:font-size-complex="11.5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>
        <style:tab-stops/>
      </style:paragraph-properties>
      <style:text-properties fo:color="#333333" style:font-name="Roboto" fo:font-size="9.5pt" fo:font-style="normal" style:text-underline-style="none" fo:font-weight="normal" officeooo:rsid="00146aad" officeooo:paragraph-rsid="0038f881" style:font-size-asian="9.5pt" style:font-style-asian="normal" style:font-weight-asian="normal" style:font-size-complex="9.5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>
        <style:tab-stops/>
      </style:paragraph-properties>
      <style:text-properties fo:color="#000099" style:font-name="Roboto" fo:font-size="9.5pt" fo:font-style="normal" style:text-underline-style="solid" style:text-underline-width="auto" style:text-underline-color="font-color" fo:font-weight="normal" officeooo:rsid="004286de" officeooo:paragraph-rsid="004286de" style:font-size-asian="9.5pt" style:font-style-asian="normal" style:font-weight-asian="normal" style:font-size-complex="9.5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>
        <style:tab-stops/>
      </style:paragraph-properties>
      <style:text-properties fo:color="#000099" style:font-name="Times New Roman" fo:font-size="10pt" fo:font-style="normal" style:text-underline-style="none" fo:font-weight="normal" officeooo:rsid="00146aad" officeooo:paragraph-rsid="00397b5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666666" style:font-name="Roboto" fo:font-size="20pt" fo:font-weight="normal" officeooo:rsid="0017703e" officeooo:paragraph-rsid="00180003" style:font-size-asian="20pt" style:font-weight-asian="normal" style:font-size-complex="20pt" style:font-weight-complex="normal"/>
    </style:style>
    <style:style style:name="P9" style:family="paragraph" style:parent-style-name="List_20_Paragraph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fab406" officeooo:paragraph-rsid="00fab406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able_20_Contents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 text:number-lines="false" text:line-number="0">
        <style:tab-stops>
          <style:tab-stop style:position="0.1909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7e1713" officeooo:paragraph-rsid="007e1713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Table_20_Contents"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/>
      <style:text-properties fo:color="#0066cc" style:font-name="Roboto" fo:font-size="13pt" fo:font-weight="normal" officeooo:rsid="00556392" officeooo:paragraph-rsid="00556392" style:font-size-asian="13pt" style:font-weight-asian="normal" style:font-size-complex="13pt" style:font-weight-complex="normal"/>
    </style:style>
    <style:style style:name="P12" style:family="paragraph" style:parent-style-name="Table_20_Contents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36e40d" officeooo:paragraph-rsid="0094fe8f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>
          <style:tab-stop style:position="-0.2256in"/>
          <style:tab-stop style:position="0.252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acbb4d" officeooo:paragraph-rsid="00acbb4d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able_20_Contents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71053c" officeooo:paragraph-rsid="006cb9ec" style:font-size-asian="9.5pt" style:font-style-asian="normal" style:font-weight-asian="normal" style:font-size-complex="9.5pt" style:font-style-complex="normal" style:font-weight-complex="normal"/>
    </style:style>
    <style:style style:name="P15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italic" style:text-underline-style="none" fo:font-weight="normal" officeooo:rsid="006dc9d2" officeooo:paragraph-rsid="00783dff" style:font-size-asian="9.5pt" style:font-style-asian="italic" style:font-weight-asian="normal" style:font-size-complex="9.5pt" style:font-style-complex="italic" style:font-weight-complex="normal"/>
    </style:style>
    <style:style style:name="P16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italic" style:text-underline-style="none" fo:font-weight="normal" officeooo:rsid="010037ba" officeooo:paragraph-rsid="010037ba" style:font-size-asian="9.5pt" style:font-style-asian="italic" style:font-weight-asian="normal" style:font-size-complex="9.5pt" style:font-style-complex="italic" style:font-weight-complex="normal"/>
    </style:style>
    <style:style style:name="P17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italic" style:text-underline-style="none" fo:font-weight="normal" officeooo:rsid="006df8ec" officeooo:paragraph-rsid="00783dff" style:font-size-asian="9.5pt" style:font-style-asian="italic" style:font-weight-asian="normal" style:font-size-complex="9.5pt" style:font-style-complex="italic" style:font-weight-complex="normal"/>
    </style:style>
    <style:style style:name="P18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italic" style:text-underline-style="none" fo:font-weight="normal" officeooo:rsid="00dbb48c" officeooo:paragraph-rsid="00dbb48c" style:font-size-asian="9.5pt" style:font-style-asian="italic" style:font-weight-asian="normal" style:font-size-complex="9.5pt" style:font-style-complex="italic" style:font-weight-complex="normal"/>
    </style:style>
    <style:style style:name="P19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italic" style:text-underline-style="none" fo:font-weight="normal" officeooo:rsid="0071053c" officeooo:paragraph-rsid="00783dff" style:font-size-asian="9.5pt" style:font-style-asian="italic" style:font-weight-asian="normal" style:font-size-complex="9.5pt" style:font-style-complex="italic" style:font-weight-complex="normal"/>
    </style:style>
    <style:style style:name="P20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italic" style:text-underline-style="none" fo:font-weight="normal" officeooo:rsid="00783dff" officeooo:paragraph-rsid="00783dff" style:font-size-asian="9.5pt" style:font-style-asian="italic" style:font-weight-asian="normal" style:font-size-complex="9.5pt" style:font-style-complex="italic" style:font-weight-complex="normal"/>
    </style:style>
    <style:style style:name="P21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6dc9d2" officeooo:paragraph-rsid="00783dff" style:font-size-asian="9.5pt" style:font-style-asian="normal" style:font-weight-asian="normal" style:font-size-complex="9.5pt" style:font-style-complex="normal" style:font-weight-complex="normal"/>
    </style:style>
    <style:style style:name="P22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6dc9d2" officeooo:paragraph-rsid="010037ba" style:font-size-asian="9.5pt" style:font-style-asian="normal" style:font-weight-asian="normal" style:font-size-complex="9.5pt" style:font-style-complex="normal" style:font-weight-complex="normal"/>
    </style:style>
    <style:style style:name="P23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783dff" officeooo:paragraph-rsid="00783dff" style:font-size-asian="9.5pt" style:font-style-asian="normal" style:font-weight-asian="normal" style:font-size-complex="9.5pt" style:font-style-complex="normal" style:font-weight-complex="normal"/>
    </style:style>
    <style:style style:name="P24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783dff" officeooo:paragraph-rsid="00783dff" style:font-size-asian="9.5pt" style:font-style-asian="normal" style:font-weight-asian="normal" style:font-size-complex="9.5pt" style:font-style-complex="normal" style:font-weight-complex="normal"/>
    </style:style>
    <style:style style:name="P25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dbb48c" officeooo:paragraph-rsid="00dbb48c" style:font-size-asian="9.5pt" style:font-style-asian="normal" style:font-weight-asian="normal" style:font-size-complex="9.5pt" style:font-style-complex="normal" style:font-weight-complex="normal"/>
    </style:style>
    <style:style style:name="P26" style:family="paragraph" style:parent-style-name="List_20_Paragraph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71053c" officeooo:paragraph-rsid="00783dff" style:font-size-asian="9.5pt" style:font-style-asian="normal" style:font-weight-asian="normal" style:font-size-complex="9.5pt" style:font-style-complex="normal" style:font-weight-complex="normal"/>
    </style:style>
    <style:style style:name="P27" style:family="paragraph" style:parent-style-name="Table_20_Contents"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/>
      <style:text-properties fo:color="#0066cc" style:font-name="Roboto" fo:font-size="13pt" fo:font-weight="normal" officeooo:rsid="0060c6b7" officeooo:paragraph-rsid="006aec23" style:font-size-asian="13pt" style:font-weight-asian="normal" style:font-size-complex="13pt" style:font-weight-complex="normal"/>
    </style:style>
    <style:style style:name="P28" style:family="paragraph" style:parent-style-name="Table_20_Contents">
      <style:paragraph-properties fo:margin-top="0.0398in" fo:margin-bottom="0.0398in" loext:contextual-spacing="false" fo:text-align="justify" style:justify-single-word="false"/>
      <style:text-properties fo:color="#333333" style:font-name="Roboto" fo:font-size="9.5pt" fo:font-style="italic" fo:font-weight="normal" officeooo:rsid="0061ac36" officeooo:paragraph-rsid="006aec23" style:font-size-asian="9.5pt" style:font-style-asian="italic" style:font-weight-asian="normal" style:font-size-complex="9.5pt" style:font-style-complex="italic" style:font-weight-complex="normal"/>
    </style:style>
    <style:style style:name="P29" style:family="paragraph" style:parent-style-name="Table_20_Contents">
      <style:paragraph-properties fo:margin-top="0.0398in" fo:margin-bottom="0.0398in" loext:contextual-spacing="false" fo:text-align="justify" style:justify-single-word="false"/>
      <style:text-properties fo:color="#333333" style:font-name="Roboto" fo:font-size="9.5pt" fo:font-style="italic" fo:font-weight="normal" officeooo:rsid="0068f3d1" officeooo:paragraph-rsid="006aec23" style:font-size-asian="9.5pt" style:font-style-asian="italic" style:font-weight-asian="normal" style:font-size-complex="9.5pt" style:font-style-complex="italic" style:font-weight-complex="normal"/>
    </style:style>
    <style:style style:name="P30" style:family="paragraph" style:parent-style-name="Table_20_Contents">
      <style:paragraph-properties fo:margin-top="0.0398in" fo:margin-bottom="0.0398in" loext:contextual-spacing="false" fo:text-align="justify" style:justify-single-word="false"/>
      <style:text-properties fo:color="#333333" style:font-name="Roboto" fo:font-size="9.5pt" fo:font-style="italic" fo:font-weight="normal" officeooo:rsid="0069fcce" officeooo:paragraph-rsid="006aec23" style:font-size-asian="9.5pt" style:font-style-asian="italic" style:font-weight-asian="normal" style:font-size-complex="9.5pt" style:font-style-complex="italic" style:font-weight-complex="normal"/>
    </style:style>
    <style:style style:name="P31" style:family="paragraph" style:parent-style-name="Table_20_Contents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>
          <style:tab-stop style:position="-0.2256in"/>
        </style:tab-stops>
      </style:paragraph-properties>
      <style:text-properties fo:color="#333333" style:text-line-through-style="none" style:text-line-through-type="none" style:font-name="Roboto" fo:font-size="9pt" fo:font-style="italic" style:text-underline-style="none" fo:font-weight="bold" officeooo:rsid="009e428b" officeooo:paragraph-rsid="009e428b" style:font-size-asian="9pt" style:font-style-asian="italic" style:font-weight-asian="bold" style:font-size-complex="9pt" style:font-style-complex="italic" style:font-weight-complex="bold"/>
    </style:style>
    <style:style style:name="P32" style:family="paragraph" style:parent-style-name="Table_20_Contents">
      <loext:graphic-properties draw:fill="none"/>
      <style:paragraph-properties fo:margin-left="0.1866in" fo:margin-right="0in" fo:margin-top="0.0398in" fo:margin-bottom="0.0398in" loext:contextual-spacing="false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0d8a53" officeooo:paragraph-rsid="010d8a53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.1866in" fo:margin-right="0in" fo:margin-top="0.0398in" fo:margin-bottom="0.0398in" loext:contextual-spacing="false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23392d" officeooo:paragraph-rsid="012825c5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.1866in" fo:margin-right="0in" fo:margin-top="0.0398in" fo:margin-bottom="0.0398in" loext:contextual-spacing="false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3140a6" officeooo:paragraph-rsid="013140a6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Table_20_Contents">
      <loext:graphic-properties draw:fill="none"/>
      <style:paragraph-properties fo:margin-left="0.1866in" fo:margin-right="0in" fo:margin-top="0in" fo:margin-bottom="0in" loext:contextual-spacing="false" fo:line-height="10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0d8a53" officeooo:paragraph-rsid="010d8a53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Table_20_Contents">
      <loext:graphic-properties draw:fill="none"/>
      <style:paragraph-properties fo:margin-left="0.1866in" fo:margin-right="0in" fo:margin-top="0in" fo:margin-bottom="0in" loext:contextual-spacing="false" fo:line-height="10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23392d" officeooo:paragraph-rsid="012c4128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954e1" officeooo:paragraph-rsid="01b954e1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Table_20_Contents">
      <loext:graphic-properties draw:fill="none"/>
      <style:paragraph-properties fo:margin-left="0.3752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e31a8" officeooo:paragraph-rsid="01be31a8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Table_20_Contents">
      <loext:graphic-properties draw:fill="none"/>
      <style:paragraph-properties fo:margin-left="0.1252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954e1" officeooo:paragraph-rsid="01b954e1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Table_20_Contents" style:list-style-name="WWNum1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66cc" style:text-line-through-style="none" style:text-line-through-type="none" style:font-name="Roboto" fo:font-size="13pt" fo:font-style="normal" style:text-underline-style="none" fo:font-weight="normal" officeooo:rsid="006cb9ec" officeooo:paragraph-rsid="006cb9ec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Table_20_Contents" style:list-style-name="WWNum1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66cc" style:text-line-through-style="none" style:text-line-through-type="none" style:font-name="Roboto" fo:font-size="13pt" fo:font-style="normal" style:text-underline-style="none" fo:font-weight="normal" officeooo:rsid="01472408" officeooo:paragraph-rsid="01472408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Table_20_Contents" style:list-style-name="WWNum1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66cc" style:text-line-through-style="none" style:text-line-through-type="none" style:font-name="Roboto" fo:font-size="13pt" fo:font-style="normal" style:text-underline-style="none" fo:font-weight="normal" officeooo:rsid="007c4998" officeooo:paragraph-rsid="007c4998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Table_20_Contents" style:list-style-name="WWNum1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66cc" style:text-line-through-style="none" style:text-line-through-type="none" style:font-name="Roboto" fo:font-size="13pt" fo:font-style="normal" style:text-underline-style="none" fo:font-weight="normal" officeooo:rsid="019a8edd" officeooo:paragraph-rsid="019a8edd" style:font-size-asian="13pt" style:font-style-asian="normal" style:font-weight-asian="normal" style:font-size-complex="13pt" style:font-style-complex="normal" style:font-weight-complex="normal"/>
    </style:style>
    <style:style style:name="P44" style:family="paragraph" style:parent-style-name="Table_20_Contents" style:list-style-name="WWNum1">
      <loext:graphic-properties draw:fill="none"/>
      <style:paragraph-properties fo:margin-left="0in" fo:margin-right="0in" fo:margin-top="0.0791in" fo:margin-bottom="0.0791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0066cc" style:text-line-through-style="none" style:text-line-through-type="none" style:font-name="Roboto" fo:font-size="13pt" fo:font-style="normal" style:text-underline-style="none" fo:font-weight="normal" officeooo:rsid="008b0e85" officeooo:paragraph-rsid="008b0e85" style:font-size-asian="13pt" style:font-style-asian="normal" style:font-weight-asian="normal" style:font-size-complex="13pt" style:font-style-complex="normal" style:font-weight-complex="normal"/>
    </style:style>
    <style:style style:name="P45" style:family="paragraph" style:parent-style-name="Table_20_Contents" style:list-style-name="WWNum1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147448d" officeooo:paragraph-rsid="018479ac" style:font-size-asian="9.5pt" style:font-style-asian="normal" style:font-weight-asian="bold" style:font-size-complex="9.5pt" style:font-style-complex="normal" style:font-weight-complex="bold"/>
    </style:style>
    <style:style style:name="P46" style:family="paragraph" style:parent-style-name="Table_20_Contents" style:list-style-name="WWNum1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7f199d" officeooo:paragraph-rsid="018479ac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 style:list-style-name="L1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d311c7" officeooo:paragraph-rsid="00d311c7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 style:list-style-name="L1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122ca78" officeooo:paragraph-rsid="0122ca78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 style:list-style-name="L1">
      <loext:graphic-properties draw:fill="none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text:number-lines="false" text:line-number="0">
        <style:tab-stops>
          <style:tab-stop style:position="0.1827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12c4128" officeooo:paragraph-rsid="012c4128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 style:list-style-name="WWNum1">
      <loext:graphic-properties draw:fill="none"/>
      <style:paragraph-properties fo:margin-left="0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19f14d1" officeooo:paragraph-rsid="019f14d1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 style:list-style-name="WWNum1">
      <loext:graphic-properties draw:fill="none"/>
      <style:paragraph-properties fo:margin-left="0.25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147448d" officeooo:paragraph-rsid="0147448d" style:font-size-asian="9.5pt" style:font-style-asian="normal" style:font-weight-asian="bold" style:font-size-complex="9.5pt" style:font-style-complex="normal" style:font-weight-complex="bold"/>
    </style:style>
    <style:style style:name="P52" style:family="paragraph" style:parent-style-name="Table_20_Contents" style:list-style-name="WWNum1">
      <loext:graphic-properties draw:fill="none"/>
      <style:paragraph-properties fo:margin-left="0.25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147448d" officeooo:paragraph-rsid="018479ac" style:font-size-asian="9.5pt" style:font-style-asian="normal" style:font-weight-asian="bold" style:font-size-complex="9.5pt" style:font-style-complex="normal" style:font-weight-complex="bold"/>
    </style:style>
    <style:style style:name="P53" style:family="paragraph" style:parent-style-name="Table_20_Contents">
      <loext:graphic-properties draw:fill="none"/>
      <style:paragraph-properties fo:margin-left="0.25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147448d" officeooo:paragraph-rsid="018479ac" style:font-size-asian="9.5pt" style:font-style-asian="normal" style:font-weight-asian="bold" style:font-size-complex="9.5pt" style:font-style-complex="normal" style:font-weight-complex="bold"/>
    </style:style>
    <style:style style:name="P54" style:family="paragraph" style:parent-style-name="Table_20_Contents" style:list-style-name="WWNum1">
      <loext:graphic-properties draw:fill="none"/>
      <style:paragraph-properties fo:margin-left="0.25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font-name="Roboto" fo:font-size="10pt" fo:font-style="normal" fo:font-weight="bold" officeooo:paragraph-rsid="01a82965"/>
    </style:style>
    <style:style style:name="P55" style:family="paragraph" style:parent-style-name="Table_20_Contents" style:list-style-name="WWNum1">
      <loext:graphic-properties draw:fill="none"/>
      <style:paragraph-properties fo:margin-left="0.1866in" fo:margin-right="0in" fo:margin-top="0.0398in" fo:margin-bottom="0.0398in" loext:contextual-spacing="false" fo:line-height="115%" fo:text-align="start" style:justify-single-word="false" fo:text-indent="-0.1866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7f415c" officeooo:paragraph-rsid="018479ac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Table_20_Contents" style:list-style-name="L2">
      <loext:graphic-properties draw:fill="none"/>
      <style:paragraph-properties fo:margin-left="0.1866in" fo:margin-right="0in" fo:margin-top="0.0398in" fo:margin-bottom="0.0398in" loext:contextual-spacing="false" fo:line-height="115%" fo:text-align="start" style:justify-single-word="false" fo:text-indent="-0.1866in" style:auto-text-indent="false" fo:background-color="transparent" text:number-lines="false" text:line-number="0">
        <style:tab-stops>
          <style:tab-stop style:position="0.1909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7d06f0" officeooo:paragraph-rsid="007e1713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able_20_Contents" style:list-style-name="L1">
      <loext:graphic-properties draw:fill="none"/>
      <style:paragraph-properties fo:margin-left="0.1866in" fo:margin-right="0in" fo:margin-top="0.0398in" fo:margin-bottom="0.0398in" loext:contextual-spacing="false" fo:line-height="150%" fo:text-align="start" style:justify-single-word="false" fo:text-indent="0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7cd044" officeooo:paragraph-rsid="007cd044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Table_20_Contents" style:list-style-name="L2">
      <loext:graphic-properties draw:fill="none"/>
      <style:paragraph-properties fo:margin-left="0.1866in" fo:margin-right="0in" fo:margin-top="0.0398in" fo:margin-bottom="0.0398in" loext:contextual-spacing="false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909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7d06f0" officeooo:paragraph-rsid="007e1713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1b79d2c" officeooo:paragraph-rsid="01b79d2c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1bff214" officeooo:paragraph-rsid="01bff214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8b0e85" officeooo:paragraph-rsid="01bff214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8b0e85" officeooo:paragraph-rsid="01b954e1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8b0e85" officeooo:paragraph-rsid="01ba72e3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8b0e85" officeooo:paragraph-rsid="01b954e1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79d2c" officeooo:paragraph-rsid="01b79d2c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e31a8" officeooo:paragraph-rsid="01be31a8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ff214" officeooo:paragraph-rsid="01bff214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954e1" officeooo:paragraph-rsid="01b954e1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1ba72e3" officeooo:paragraph-rsid="01ba72e3" style:font-size-asian="9pt" style:font-style-asian="normal" style:font-weight-asian="normal" style:font-size-complex="9pt" style:font-style-complex="normal" style:font-weight-complex="normal"/>
    </style:style>
    <style:style style:name="P70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officeooo:paragraph-rsid="01b79d2c"/>
    </style:style>
    <style:style style:name="P71" style:family="paragraph" style:parent-style-name="Table_20_Contents" style:list-style-name="WWNum1">
      <loext:graphic-properties draw:fill="none"/>
      <style:paragraph-properties fo:margin-left="0.3752in" fo:margin-right="0in" fo:margin-top="0.0398in" fo:margin-bottom="0.0398in" loext:contextual-spacing="false" fo:line-height="115%" fo:text-align="start" style:justify-single-word="false" fo:text-indent="-0.25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officeooo:paragraph-rsid="01be31a8"/>
    </style:style>
    <style:style style:name="P72" style:family="paragraph" style:parent-style-name="Table_20_Contents" style:list-style-name="WWNum1">
      <loext:graphic-properties draw:fill="none"/>
      <style:paragraph-properties fo:margin-left="0.0618in" fo:margin-right="0in" fo:margin-top="0.0398in" fo:margin-bottom="0.0398in" loext:contextual-spacing="false" fo:line-height="115%" fo:text-align="start" style:justify-single-word="false" fo:text-indent="0in" style:auto-text-indent="false" fo:background-color="transparent" text:number-lines="false" text:line-number="0">
        <style:tab-stops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8b0e85" officeooo:paragraph-rsid="016430ac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Table_20_Contents" style:list-style-name="L3">
      <loext:graphic-properties draw:fill="none"/>
      <style:paragraph-properties fo:margin-left="0.0618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>
          <style:tab-stop style:position="-0.2256in"/>
          <style:tab-stop style:position="0.252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acbb4d" officeooo:paragraph-rsid="00acbb4d" style:font-size-asian="8.75pt" style:font-style-asian="normal" style:font-weight-asian="bold" style:font-size-complex="10pt" style:font-style-complex="normal" style:font-weight-complex="bold"/>
    </style:style>
    <style:style style:name="P74" style:family="paragraph" style:parent-style-name="Table_20_Contents" style:list-style-name="WWNum1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8bf8cc" officeooo:paragraph-rsid="0094fe8f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Table_20_Contents" style:list-style-name="L3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acbb4d" officeooo:paragraph-rsid="01c30187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Table_20_Contents" style:list-style-name="L3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>
          <style:tab-stop style:position="-0.2256in"/>
          <style:tab-stop style:position="0.0661in"/>
        </style:tab-stops>
      </style:paragraph-properties>
      <style:text-properties fo:color="#333333" style:text-line-through-style="none" style:text-line-through-type="none" style:font-name="Roboto" fo:font-size="9pt" fo:font-style="italic" style:text-underline-style="none" fo:font-weight="bold" officeooo:rsid="00acbb4d" officeooo:paragraph-rsid="01c30187" style:font-size-asian="9pt" style:font-style-asian="italic" style:font-weight-asian="bold" style:font-size-complex="9pt" style:font-style-complex="italic" style:font-weight-complex="bold"/>
    </style:style>
    <style:style style:name="P77" style:family="paragraph" style:parent-style-name="Table_20_Contents" style:list-style-name="WWNum1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/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09c5693" officeooo:paragraph-rsid="016430ac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Table_20_Contents" style:list-style-name="L3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-0.25in" style:auto-text-indent="false" fo:background-color="transparent" text:number-lines="false" text:line-number="0">
        <style:tab-stops>
          <style:tab-stop style:position="-0.2256in"/>
          <style:tab-stop style:position="0.0661in"/>
        </style:tab-stops>
      </style:paragraph-properties>
      <style:text-properties fo:color="#333333" style:text-line-through-style="none" style:text-line-through-type="none" style:font-name="Roboto" fo:font-size="10pt" fo:font-style="normal" style:text-underline-style="none" fo:font-weight="bold" officeooo:rsid="01c30187" officeooo:paragraph-rsid="01c30187" style:font-size-asian="8.75pt" style:font-style-asian="normal" style:font-weight-asian="bold" style:font-size-complex="10pt" style:font-style-complex="normal" style:font-weight-complex="bold"/>
    </style:style>
    <style:style style:name="P79" style:family="paragraph" style:parent-style-name="Table_20_Contents" style:list-style-name="WWNum1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>
          <style:tab-stop style:position="-0.2256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a5d5e8" officeooo:paragraph-rsid="00a5d5e8" style:font-size-asian="9pt" style:font-style-asian="normal" style:font-weight-asian="normal" style:font-size-complex="9pt" style:font-style-complex="normal" style:font-weight-complex="normal"/>
    </style:style>
    <style:style style:name="P80" style:family="paragraph" style:parent-style-name="Table_20_Contents" style:list-style-name="L3">
      <loext:graphic-properties draw:fill="none"/>
      <style:paragraph-properties fo:margin-left="0.3118in" fo:margin-right="0in" fo:margin-top="0.0398in" fo:margin-bottom="0.0398in" loext:contextual-spacing="false" fo:line-height="115%" fo:text-align="justify" style:justify-single-word="false" fo:text-indent="0in" style:auto-text-indent="false" fo:background-color="transparent" text:number-lines="false" text:line-number="0">
        <style:tab-stops>
          <style:tab-stop style:position="-0.2256in"/>
          <style:tab-stop style:position="0.252in"/>
        </style:tab-stops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acbb4d" officeooo:paragraph-rsid="00acbb4d" style:font-size-asian="9pt" style:font-style-asian="normal" style:font-weight-asian="normal" style:font-size-complex="9pt" style:font-style-complex="normal" style:font-weight-complex="normal"/>
    </style:style>
    <style:style style:name="P81" style:family="paragraph" style:parent-style-name="List_20_Paragraph" style:list-style-name="WWNum1">
      <loext:graphic-properties draw:fill="none"/>
      <style:paragraph-properties fo:margin-left="0in" fo:margin-right="0in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normal" officeooo:rsid="00556392" officeooo:paragraph-rsid="00556392" style:font-size-asian="9.5pt" style:font-style-asian="normal" style:font-weight-asian="normal" style:font-size-complex="9.5pt" style:font-style-complex="normal" style:font-weight-complex="normal"/>
    </style:style>
    <style:style style:name="P82" style:family="paragraph" style:parent-style-name="List_20_Paragraph" style:list-style-name="WWNum1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068f3d1" officeooo:paragraph-rsid="00fab406" style:font-size-asian="9.5pt" style:font-style-asian="normal" style:font-weight-asian="bold" style:font-size-complex="9.5pt" style:font-style-complex="normal" style:font-weight-complex="bold"/>
    </style:style>
    <style:style style:name="P83" style:family="paragraph" style:parent-style-name="List_20_Paragraph" style:list-style-name="WWNum1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068f3d1" officeooo:paragraph-rsid="00fdbd36" style:font-size-asian="9.5pt" style:font-style-asian="normal" style:font-weight-asian="bold" style:font-size-complex="9.5pt" style:font-style-complex="normal" style:font-weight-complex="bold"/>
    </style:style>
    <style:style style:name="P84" style:family="paragraph" style:parent-style-name="List_20_Paragraph" style:list-style-name="WWNum1">
      <loext:graphic-properties draw:fill="none"/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069fcce" officeooo:paragraph-rsid="00e75645" style:font-size-asian="9.5pt" style:font-style-asian="normal" style:font-weight-asian="bold" style:font-size-complex="9.5pt" style:font-style-complex="normal" style:font-weight-complex="bold"/>
    </style:style>
    <style:style style:name="P85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068f3d1" officeooo:paragraph-rsid="006aec23" style:font-size-asian="9.5pt" style:font-style-asian="normal" style:font-weight-asian="bold" style:font-size-complex="9.5pt" style:font-style-complex="normal" style:font-weight-complex="bold"/>
    </style:style>
    <style:style style:name="P86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068f3d1" officeooo:paragraph-rsid="017039bc" style:font-size-asian="9.5pt" style:font-style-asian="normal" style:font-weight-asian="bold" style:font-size-complex="9.5pt" style:font-style-complex="normal" style:font-weight-complex="bold"/>
    </style:style>
    <style:style style:name="P87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069fcce" officeooo:paragraph-rsid="00e75645" style:font-size-asian="9.5pt" style:font-style-asian="normal" style:font-weight-asian="bold" style:font-size-complex="9.5pt" style:font-style-complex="normal" style:font-weight-complex="bold"/>
    </style:style>
    <style:style style:name="P88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fab406" officeooo:paragraph-rsid="00fdbd36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List_20_Paragraph" style:list-style-name="WWNum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pt" fo:font-style="normal" style:text-underline-style="none" fo:font-weight="normal" officeooo:rsid="00fab406" officeooo:paragraph-rsid="00fab406" style:font-size-asian="9pt" style:font-style-asian="normal" style:font-weight-asian="normal" style:font-size-complex="9pt" style:font-style-complex="normal" style:font-weight-complex="normal"/>
    </style:style>
    <style:style style:name="P90" style:family="paragraph" style:parent-style-name="List_20_Paragraph" style:list-style-name="WWNum1">
      <loext:graphic-properties draw:fill="none"/>
      <style:paragraph-properties fo:margin-left="0.0618in" fo:margin-right="0in" fo:margin-top="0in" fo:margin-bottom="0in" loext:contextual-spacing="false" fo:line-height="115%" fo:text-align="justify" style:justify-single-word="false" fo:text-indent="0in" style:auto-text-indent="false" fo:background-color="transparent">
        <style:tab-stops/>
      </style:paragraph-properties>
      <style:text-properties fo:color="#333333" style:text-line-through-style="none" style:text-line-through-type="none" style:font-name="Roboto" fo:font-size="9.5pt" fo:font-style="normal" style:text-underline-style="none" fo:font-weight="bold" officeooo:rsid="0068f3d1" officeooo:paragraph-rsid="01c54e36" style:font-size-asian="9.5pt" style:font-style-asian="normal" style:font-weight-asian="bold" style:font-size-complex="9.5pt" style:font-style-complex="normal" style:font-weight-complex="bold"/>
    </style:style>
    <style:style style:name="T1" style:family="text">
      <style:text-properties officeooo:rsid="016b0066"/>
    </style:style>
    <style:style style:name="T2" style:family="text">
      <style:text-properties officeooo:rsid="00153bdc"/>
    </style:style>
    <style:style style:name="T3" style:family="text">
      <style:text-properties style:text-line-through-style="none" style:text-line-through-type="none" style:font-name="Roboto" fo:font-size="9.5pt" style:text-underline-style="solid" style:text-underline-width="auto" style:text-underline-color="font-color" officeooo:rsid="00397b5d" style:font-size-asian="9.5pt" style:font-size-complex="9.5pt"/>
    </style:style>
    <style:style style:name="T4" style:family="text">
      <style:text-properties style:text-line-through-style="none" style:text-line-through-type="none" style:font-name="Roboto" fo:font-size="9.5pt" officeooo:rsid="00397b5d" style:font-size-asian="9.5pt" style:font-size-complex="9.5pt"/>
    </style:style>
    <style:style style:name="T5" style:family="text">
      <style:text-properties style:text-line-through-style="none" style:text-line-through-type="none" fo:font-size="9pt" style:text-underline-style="none" fo:font-weight="normal" officeooo:rsid="01a82965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text-line-through-style="none" style:text-line-through-type="none" fo:font-size="9pt" style:text-underline-style="none" fo:font-weight="normal" officeooo:rsid="01b6af97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line-through-style="none" style:text-line-through-type="none" fo:font-size="9pt" style:text-underline-style="none" fo:font-weight="normal" officeooo:rsid="01bcdc1e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color="#000099" style:text-line-through-style="none" style:text-line-through-type="none" style:font-name="Roboto" fo:font-size="9.5pt" style:font-size-asian="9.5pt" style:font-size-complex="9.5pt"/>
    </style:style>
    <style:style style:name="T9" style:family="text">
      <style:text-properties fo:color="#000099" style:text-line-through-style="none" style:text-line-through-type="none" style:font-name="Roboto" fo:font-size="9.5pt" style:text-underline-style="none" style:font-size-asian="9.5pt" style:font-size-complex="9.5pt"/>
    </style:style>
    <style:style style:name="T10" style:family="text">
      <style:text-properties officeooo:rsid="00575d49"/>
    </style:style>
    <style:style style:name="T11" style:family="text">
      <style:text-properties officeooo:rsid="0057736f"/>
    </style:style>
    <style:style style:name="T12" style:family="text">
      <style:text-properties officeooo:rsid="00577bbe"/>
    </style:style>
    <style:style style:name="T13" style:family="text">
      <style:text-properties officeooo:rsid="0072725d"/>
    </style:style>
    <style:style style:name="T14" style:family="text">
      <style:text-properties officeooo:rsid="0076912f"/>
    </style:style>
    <style:style style:name="T15" style:family="text">
      <style:text-properties officeooo:rsid="007cd044"/>
    </style:style>
    <style:style style:name="T16" style:family="text">
      <style:text-properties officeooo:rsid="008101d8"/>
    </style:style>
    <style:style style:name="T17" style:family="text">
      <style:text-properties officeooo:rsid="0083c5d3"/>
    </style:style>
    <style:style style:name="T18" style:family="text">
      <style:text-properties officeooo:rsid="0087e054"/>
    </style:style>
    <style:style style:name="T19" style:family="text">
      <style:text-properties officeooo:rsid="008bff50"/>
    </style:style>
    <style:style style:name="T20" style:family="text">
      <style:text-properties officeooo:rsid="008d869c"/>
    </style:style>
    <style:style style:name="T21" style:family="text">
      <style:text-properties officeooo:rsid="008db2db"/>
    </style:style>
    <style:style style:name="T22" style:family="text">
      <style:text-properties officeooo:rsid="008ee1e7"/>
    </style:style>
    <style:style style:name="T23" style:family="text">
      <style:text-properties officeooo:rsid="00a664d1"/>
    </style:style>
    <style:style style:name="T24" style:family="text">
      <style:text-properties officeooo:rsid="00ae182d"/>
    </style:style>
    <style:style style:name="T25" style:family="text">
      <style:text-properties officeooo:rsid="00b7e3c6"/>
    </style:style>
    <style:style style:name="T26" style:family="text">
      <style:text-properties officeooo:rsid="00b8a897"/>
    </style:style>
    <style:style style:name="T27" style:family="text">
      <style:text-properties officeooo:rsid="00bb439b"/>
    </style:style>
    <style:style style:name="T28" style:family="text">
      <style:text-properties officeooo:rsid="00bf58e7"/>
    </style:style>
    <style:style style:name="T29" style:family="text">
      <style:text-properties officeooo:rsid="00c16883"/>
    </style:style>
    <style:style style:name="T30" style:family="text">
      <style:text-properties officeooo:rsid="00d3f213"/>
    </style:style>
    <style:style style:name="T31" style:family="text">
      <style:text-properties officeooo:rsid="00e0e5d3"/>
    </style:style>
    <style:style style:name="T32" style:family="text">
      <style:text-properties officeooo:rsid="00e78a48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1bff214" style:font-style-asian="italic" style:font-style-complex="italic"/>
    </style:style>
    <style:style style:name="T35" style:family="text">
      <style:text-properties officeooo:rsid="00ee3515"/>
    </style:style>
    <style:style style:name="T36" style:family="text">
      <style:text-properties officeooo:rsid="00fab406"/>
    </style:style>
    <style:style style:name="T37" style:family="text">
      <style:text-properties fo:font-size="9pt" fo:font-weight="normal" officeooo:rsid="00ee3515" style:font-size-asian="9pt" style:font-weight-asian="normal" style:font-size-complex="9pt" style:font-weight-complex="normal"/>
    </style:style>
    <style:style style:name="T38" style:family="text">
      <style:text-properties fo:font-size="9pt" fo:font-weight="normal" officeooo:rsid="00fab406" style:font-size-asian="9pt" style:font-weight-asian="normal" style:font-size-complex="9pt" style:font-weight-complex="normal"/>
    </style:style>
    <style:style style:name="T39" style:family="text">
      <style:text-properties fo:font-size="9pt" fo:font-weight="normal" officeooo:rsid="00f26c2e" style:font-size-asian="9pt" style:font-weight-asian="normal" style:font-size-complex="9pt" style:font-weight-complex="normal"/>
    </style:style>
    <style:style style:name="T40" style:family="text">
      <style:text-properties fo:font-size="9pt" fo:font-weight="normal" officeooo:rsid="00efcc3a" style:font-size-asian="9pt" style:font-weight-asian="normal" style:font-size-complex="9pt" style:font-weight-complex="normal"/>
    </style:style>
    <style:style style:name="T41" style:family="text">
      <style:text-properties fo:font-size="9pt" fo:font-weight="normal" officeooo:rsid="017039bc" style:font-size-asian="9pt" style:font-weight-asian="normal" style:font-size-complex="9pt" style:font-weight-complex="normal"/>
    </style:style>
    <style:style style:name="T42" style:family="text">
      <style:text-properties fo:font-size="9pt" fo:font-weight="normal" officeooo:rsid="017197dd" style:font-size-asian="9pt" style:font-weight-asian="normal" style:font-size-complex="9pt" style:font-weight-complex="normal"/>
    </style:style>
    <style:style style:name="T43" style:family="text">
      <style:text-properties fo:font-size="9pt" fo:font-weight="normal" officeooo:rsid="0172c8b1" style:font-size-asian="9pt" style:font-weight-asian="normal" style:font-size-complex="9pt" style:font-weight-complex="normal"/>
    </style:style>
    <style:style style:name="T44" style:family="text">
      <style:text-properties fo:font-size="9pt" fo:font-weight="normal" officeooo:rsid="01754b8c" style:font-size-asian="9pt" style:font-weight-asian="normal" style:font-size-complex="9pt" style:font-weight-complex="normal"/>
    </style:style>
    <style:style style:name="T45" style:family="text">
      <style:text-properties fo:font-size="9pt" fo:font-weight="normal" officeooo:rsid="01c54e36" style:font-size-asian="9pt" style:font-weight-asian="normal" style:font-size-complex="9pt" style:font-weight-complex="normal"/>
    </style:style>
    <style:style style:name="T46" style:family="text">
      <style:text-properties fo:font-size="9pt" fo:font-style="italic" fo:font-weight="normal" officeooo:rsid="009a9ff9" style:font-size-asian="9pt" style:font-style-asian="italic" style:font-weight-asian="normal" style:font-size-complex="9pt" style:font-style-complex="italic" style:font-weight-complex="normal"/>
    </style:style>
    <style:style style:name="T47" style:family="text">
      <style:text-properties fo:font-size="9pt" fo:font-style="italic" officeooo:rsid="016430ac" style:font-size-asian="9pt" style:font-style-asian="italic" style:font-size-complex="9pt" style:font-style-complex="italic"/>
    </style:style>
    <style:style style:name="T48" style:family="text">
      <style:text-properties fo:font-size="9pt" fo:font-style="italic" officeooo:rsid="009a9ff9" style:font-size-asian="9pt" style:font-style-asian="italic" style:font-size-complex="9pt" style:font-style-complex="italic"/>
    </style:style>
    <style:style style:name="T49" style:family="text">
      <style:text-properties fo:font-size="9pt" fo:font-style="italic" officeooo:rsid="01577417" style:font-size-asian="9pt" style:font-style-asian="italic" style:font-size-complex="9pt" style:font-style-complex="italic"/>
    </style:style>
    <style:style style:name="T50" style:family="text">
      <style:text-properties fo:font-size="9pt" fo:font-style="italic" officeooo:rsid="01be31a8" style:font-size-asian="9pt" style:font-style-asian="italic" style:font-size-complex="9pt" style:font-style-complex="italic"/>
    </style:style>
    <style:style style:name="T51" style:family="text">
      <style:text-properties fo:font-size="9pt" fo:font-style="italic" officeooo:rsid="01b79d2c" style:font-size-asian="9pt" style:font-style-asian="italic" style:font-size-complex="9pt" style:font-style-complex="italic"/>
    </style:style>
    <style:style style:name="T52" style:family="text">
      <style:text-properties fo:font-size="9pt" fo:font-style="italic" officeooo:rsid="01bff214" style:font-size-asian="9pt" style:font-style-asian="italic" style:font-size-complex="9pt" style:font-style-complex="italic"/>
    </style:style>
    <style:style style:name="T53" style:family="text">
      <style:text-properties fo:font-size="9pt" fo:font-style="italic" officeooo:rsid="01c0ff50" style:font-size-asian="9pt" style:font-style-asian="italic" style:font-size-complex="9pt" style:font-style-complex="italic"/>
    </style:style>
    <style:style style:name="T54" style:family="text">
      <style:text-properties officeooo:rsid="00ffe0a7"/>
    </style:style>
    <style:style style:name="T55" style:family="text">
      <style:text-properties officeooo:rsid="010dfca5"/>
    </style:style>
    <style:style style:name="T56" style:family="text">
      <style:text-properties officeooo:rsid="01115da8"/>
    </style:style>
    <style:style style:name="T57" style:family="text">
      <style:text-properties officeooo:rsid="0112ba1b"/>
    </style:style>
    <style:style style:name="T58" style:family="text">
      <style:text-properties officeooo:rsid="01255cf0"/>
    </style:style>
    <style:style style:name="T59" style:family="text">
      <style:text-properties officeooo:rsid="0125c843"/>
    </style:style>
    <style:style style:name="T60" style:family="text">
      <style:text-properties officeooo:rsid="013431c7"/>
    </style:style>
    <style:style style:name="T61" style:family="text">
      <style:text-properties officeooo:rsid="013b2f5c"/>
    </style:style>
    <style:style style:name="T62" style:family="text">
      <style:text-properties officeooo:rsid="013d0933"/>
    </style:style>
    <style:style style:name="T63" style:family="text">
      <style:text-properties officeooo:rsid="014414a5"/>
    </style:style>
    <style:style style:name="T64" style:family="text">
      <style:text-properties officeooo:rsid="0148fc20"/>
    </style:style>
    <style:style style:name="T65" style:family="text">
      <style:text-properties officeooo:rsid="0155e23a"/>
    </style:style>
    <style:style style:name="T66" style:family="text">
      <style:text-properties officeooo:rsid="016430ac"/>
    </style:style>
    <style:style style:name="T67" style:family="text">
      <style:text-properties officeooo:rsid="01754b8c"/>
    </style:style>
    <style:style style:name="T68" style:family="text">
      <style:text-properties fo:color="#0066cc" fo:font-size="13pt" fo:font-weight="normal" officeooo:rsid="007c4998" style:font-size-asian="13pt" style:font-weight-asian="normal" style:font-size-complex="13pt" style:font-weight-complex="normal"/>
    </style:style>
    <style:style style:name="T69" style:family="text">
      <style:text-properties fo:color="#0066cc" fo:font-size="13pt" fo:font-weight="normal" officeooo:rsid="007f199d" style:font-size-asian="13pt" style:font-weight-asian="normal" style:font-size-complex="13pt" style:font-weight-complex="normal"/>
    </style:style>
    <style:style style:name="T70" style:family="text">
      <style:text-properties officeooo:rsid="01a82965"/>
    </style:style>
    <style:style style:name="T71" style:family="text">
      <style:text-properties fo:font-variant="normal" fo:text-transform="none" fo:color="#181717" fo:font-size="9pt" fo:letter-spacing="normal" fo:font-weight="normal" style:font-size-asian="9pt" style:font-weight-asian="normal" style:font-size-complex="9pt" style:font-weight-complex="normal"/>
    </style:style>
    <style:style style:name="T72" style:family="text">
      <style:text-properties fo:font-variant="normal" fo:text-transform="none" fo:color="#181717" fo:font-size="9pt" fo:letter-spacing="normal" fo:font-weight="normal" officeooo:rsid="01a82965" style:font-size-asian="9pt" style:font-weight-asian="normal" style:font-size-complex="9pt" style:font-weight-complex="normal"/>
    </style:style>
    <style:style style:name="T73" style:family="text">
      <style:text-properties officeooo:rsid="01ae1c60"/>
    </style:style>
    <style:style style:name="T74" style:family="text">
      <style:text-properties fo:color="#333333" style:text-line-through-style="none" style:text-line-through-type="none" style:font-name="Roboto" fo:font-size="10pt" fo:font-style="normal" style:text-underline-style="none" fo:font-weight="bold" officeooo:rsid="01b79d2c" style:font-size-asian="10pt" style:font-style-asian="normal" style:font-weight-asian="bold" style:font-size-complex="10pt" style:font-style-complex="normal" style:font-weight-complex="bold"/>
    </style:style>
    <style:style style:name="T75" style:family="text">
      <style:text-properties fo:color="#333333" style:text-line-through-style="none" style:text-line-through-type="none" style:font-name="Roboto" fo:font-size="10pt" fo:font-style="normal" style:text-underline-style="none" fo:font-weight="bold" officeooo:rsid="01be31a8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color="#333333" style:text-line-through-style="none" style:text-line-through-type="none" style:font-name="Roboto" fo:font-size="9pt" fo:font-style="italic" style:text-underline-style="none" fo:font-weight="normal" officeooo:rsid="009a9ff9" style:font-size-asian="9pt" style:font-style-asian="italic" style:font-weight-asian="normal" style:font-size-complex="9pt" style:font-style-complex="italic" style:font-weight-complex="normal"/>
    </style:style>
    <style:style style:name="T77" style:family="text">
      <style:text-properties fo:color="#333333" style:text-line-through-style="none" style:text-line-through-type="none" style:font-name="Roboto" fo:font-size="9pt" fo:font-style="italic" style:text-underline-style="none" fo:font-weight="bold" officeooo:rsid="01b79d2c" style:font-size-asian="9pt" style:font-style-asian="italic" style:font-weight-asian="bold" style:font-size-complex="9pt" style:font-style-complex="italic" style:font-weight-complex="bold"/>
    </style:style>
    <style:style style:name="T78" style:family="text">
      <style:text-properties fo:color="#333333" style:text-line-through-style="none" style:text-line-through-type="none" style:font-name="Roboto" fo:font-size="9pt" fo:font-style="italic" style:text-underline-style="none" fo:font-weight="bold" officeooo:rsid="01be31a8" style:font-size-asian="9pt" style:font-style-asian="italic" style:font-weight-asian="bold" style:font-size-complex="9pt" style:font-style-complex="italic" style:font-weight-complex="bold"/>
    </style:style>
    <style:style style:name="T79" style:family="text">
      <style:text-properties officeooo:rsid="01b954e1"/>
    </style:style>
    <style:style style:name="T80" style:family="text">
      <style:text-properties officeooo:rsid="01ba72e3"/>
    </style:style>
    <style:style style:name="T81" style:family="text">
      <style:text-properties officeooo:rsid="01bff21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Kritish Dhaubanjar</text:p>
            <text:p text:style-name="P11">Career Objective</text:p>
            <text:list xml:id="list2403240514" text:style-name="WWNum1">
              <text:list-header>
                <text:p text:style-name="P81">To achieve high <text:span text:style-name="T10">career</text:span> growth through a continuous learning process, <text:span text:style-name="T11">enhance my skills, capabilities and</text:span> keep myself dynamic, visionary, <text:span text:style-name="T12">adaptive and </text:span>competitive with the changing scenario of the world.</text:p>
              </text:list-header>
            </text:list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/>
                  <text:p text:style-name="P5"><text:s/>Kotesh<text:span text:style-name="T2">w</text:span>or-<text:span text:style-name="T32">35</text:span>, Kathmandu </text:p>
                </table:table-cell>
              </table:table-row>
              <table:table-row>
                <table:table-cell table:style-name="Table2.A1" office:value-type="string">
                  <text:p text:style-name="P3"><text:s/>+977 9843684612 </text:p>
                </table:table-cell>
              </table:table-row>
              <table:table-row>
                <table:table-cell table:style-name="Table2.A1" office:value-type="string">
                  <text:p text:style-name="P4"><text:a xlink:type="simple" xlink:href="mailto:kritishdhaubanjar@gmail.com" text:style-name="Internet_20_link" text:visited-style-name="Visited_20_Internet_20_Link"><text:span text:style-name="T8">kritishdhaubanjar@gmail.com</text:span></text:a><text:span text:style-name="T9"> </text:span></text:p>
                </table:table-cell>
              </table:table-row>
              <table:table-row>
                <table:table-cell table:style-name="Table2.A1" office:value-type="string">
                  <text:p text:style-name="P7"><text:a xlink:type="simple" xlink:href="http://www.kritishdhaubanjar.com.np/" text:style-name="Internet_20_link" text:visited-style-name="Visited_20_Internet_20_Link"><text:span text:style-name="T3">www.kritishdhaubanjar.com.np</text:span></text:a><text:span text:style-name="T4"> </text:span></text:p>
                </table:table-cell>
              </table:table-row>
              <table:table-row>
                <table:table-cell table:style-name="Table2.A1" office:value-type="string">
                  <text:p text:style-name="P6">github.com/kritish-dhaubanjar </text:p>
                </table:table-cell>
              </table:table-row>
            </table:table>
            <text:p text:style-name="P2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7">Education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8">2016 – <text:span text:style-name="T67">2019</text:span> </text:p>
                </table:table-cell>
                <table:table-cell table:style-name="Table4.B1" office:value-type="string">
                  <text:list xml:id="list154158746214477" text:continue-numbering="true" text:style-name="WWNum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2"><text:s text:c="2"/>Bachelors Degree in Computer Engineering, <text:span text:style-name="T36">Tribhuvan University</text:span></text:p>
                                  <text:list>
                                    <text:list-header>
                                      <text:p text:style-name="P90"><text:span text:style-name="T45">Percentage: 80.16%</text:span></text:p>
                                      <text:p text:style-name="P85"><text:span text:style-name="T38"><text:s text:c="2"/></text:span><text:span text:style-name="T37">Kantipur Engineering College, Dhapakhel, Lalitpur</text:span></text:p>
                                      <text:p text:style-name="P86"><text:span text:style-name="T37"><text:s text:c="2"/></text:span>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29">201<text:span text:style-name="T15">3</text:span> – 201<text:span text:style-name="T15">5</text:span></text:p>
                </table:table-cell>
                <table:table-cell table:style-name="Table4.B1" office:value-type="string">
                  <text:list xml:id="list154159728640729" text:continue-numbering="true" text:style-name="WWNum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3"><text:s text:c="2"/>Higher Secondary Education, <text:span text:style-name="T36">HSEB</text:span></text:p>
                                      <text:p text:style-name="P88"><text:s text:c="2"/>Percentage: 83.40%</text:p>
                                      <text:p text:style-name="P89"><text:s text:c="2"/>Golden Gate Int’l College, Old Baneshwor, Kathmandu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9"/>
                </table:table-cell>
              </table:table-row>
              <table:table-row>
                <table:table-cell table:style-name="Table4.A1" office:value-type="string">
                  <text:p text:style-name="P30">201<text:span text:style-name="T15">3</text:span></text:p>
                </table:table-cell>
                <table:table-cell table:style-name="Table4.B1" office:value-type="string">
                  <text:list xml:id="list154158921062560" text:continue-numbering="true" text:style-name="WWNum1"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4"><text:s text:c="2"/>S<text:span text:style-name="T35">LC, GoN</text:span></text:p>
                                      <text:p text:style-name="P87"><text:s text:c="2"/><text:span text:style-name="T38">Percentage: </text:span><text:span text:style-name="T39">86.50%</text:span></text:p>
                                      <text:p text:style-name="P87"><text:s text:c="2"/><text:span text:style-name="T40">Nobel Academy H.S. School, New Baneshwor, Kathmandu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able:table-cell>
              </table:table-row>
            </table:table>
            <text:list xml:id="list154158289427550" text:continue-numbering="true" text:style-name="WWNum1">
              <text:list-header>
                <text:p text:style-name="P40">Skills</text:p>
              </text:list-header>
            </text:list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5">Programming <text:span text:style-name="T54">Languages</text:span></text:p>
                </table:table-cell>
                <table:table-cell table:style-name="Table5.A1" office:value-type="string">
                  <text:p text:style-name="P21"><text:s/>C , C++, Java, Javascript, PHP, Python <text:span text:style-name="T19">(for Machine Learning) </text:span></text:p>
                </table:table-cell>
              </table:table-row>
              <table:table-row>
                <table:table-cell table:style-name="Table5.A1" office:value-type="string">
                  <text:p text:style-name="P16">Web Development</text:p>
                </table:table-cell>
                <table:table-cell table:style-name="Table5.A1" office:value-type="string">
                  <text:p text:style-name="P22"><text:s/>HTML, CSS</text:p>
                </table:table-cell>
              </table:table-row>
              <table:table-row>
                <table:table-cell table:style-name="Table5.A1" office:value-type="string">
                  <text:p text:style-name="P20">Database<text:span text:style-name="T31">s</text:span></text:p>
                </table:table-cell>
                <table:table-cell table:style-name="Table5.A1" office:value-type="string">
                  <text:p text:style-name="P24"><text:s/>MySQL<text:span text:style-name="T18">, MongoDB</text:span></text:p>
                </table:table-cell>
              </table:table-row>
              <table:table-row>
                <table:table-cell table:style-name="Table5.A1" office:value-type="string">
                  <text:p text:style-name="P19">Frameworks</text:p>
                </table:table-cell>
                <table:table-cell table:style-name="Table5.A1" office:value-type="string">
                  <text:p text:style-name="P26"><text:s/>Laravel, <text:span text:style-name="T14">N</text:span>ode.js, Vue.<text:span text:style-name="T13">js</text:span>, <text:span text:style-name="T13">Bootstrap CSS</text:span></text:p>
                </table:table-cell>
              </table:table-row>
              <table:table-row>
                <table:table-cell table:style-name="Table5.A1" office:value-type="string">
                  <text:p text:style-name="P17">Documentation</text:p>
                </table:table-cell>
                <table:table-cell table:style-name="Table5.A1" office:value-type="string">
                  <text:p text:style-name="P23"><text:s/>LaTex, Mark Down</text:p>
                </table:table-cell>
              </table:table-row>
              <table:table-row>
                <table:table-cell table:style-name="Table5.A1" office:value-type="string">
                  <text:p text:style-name="P18">Technologies</text:p>
                </table:table-cell>
                <table:table-cell table:style-name="Table5.A1" office:value-type="string">
                  <text:p text:style-name="P25"><text:s/>Git</text:p>
                </table:table-cell>
              </table:table-row>
            </table:table>
            <text:p text:style-name="P14"/>
          </table:table-cell>
        </table:table-row>
        <table:table-row>
          <table:table-cell table:style-name="Table3.A1" office:value-type="string">
            <text:list xml:id="list154159783894662" text:continue-numbering="true" text:style-name="WWNum1">
              <text:list-header>
                <text:p text:style-name="P41">Awards and Scholarships</text:p>
              </text:list-header>
              <text:list-item>
                <text:p text:style-name="P51">Four Year Scholarship, Kantipur Engineering College, <text:span text:style-name="T64">2016</text:span></text:p>
              </text:list-item>
              <text:list-item>
                <text:p text:style-name="P52">Best Minor Project in Computer Engineering, Kantipur Engineering College, <text:span text:style-name="T64">2019</text:span></text:p>
              </text:list-item>
            </text:list>
            <text:p text:style-name="P53"/>
            <text:list xml:id="list154158760645921" text:continue-numbering="true" text:style-name="WWNum1">
              <text:list-header>
                <text:p text:style-name="P45"><text:span text:style-name="T68">Event </text:span><text:span text:style-name="T69">Mentorship</text:span></text:p>
              </text:list-header>
              <text:list-item>
                <text:p text:style-name="P46">Linux Training Program 2018, Kantipur Engineering College</text:p>
                <text:p text:style-name="P55">Shared basic skills and knowledge <text:span text:style-name="T16">of the </text:span>Linux environment <text:span text:style-name="T17">with the second year students, encouraging and assisting them in getting started.</text:span></text:p>
                <text:p text:style-name="P55"/>
                <text:p text:style-name="P42"><text:soft-page-break/>Event<text:span text:style-name="T65">s</text:span> Participation</text:p>
              </text:list-item>
            </text:list>
            <text:list xml:id="list3171986942" text:style-name="L1">
              <text:list-item>
                <text:p text:style-name="P47">Kathmandu Journathon <text:span text:style-name="T30">2019</text:span></text:p>
              </text:list-item>
            </text:list>
            <text:p text:style-name="P32">Worked with journalists and software developers to deliver news and contents on labor migration through <text:span text:style-name="T56">a </text:span>user friendly and visually appealing android application <text:span text:style-name="T57">(using Nativescript-vue)</text:span>, <text:span text:style-name="T55">on a one day hackathon organized by Media Foundation’s Innovation Lab.</text:span></text:p>
            <text:p text:style-name="P35"/>
            <text:list xml:id="list154160170741786" text:continue-numbering="true" text:style-name="L1">
              <text:list-item>
                <text:p text:style-name="P48">HExCode Jatra 2019</text:p>
              </text:list-item>
            </text:list>
            <text:p text:style-name="P33"><text:span text:style-name="T60">Pitched an idea theming “Agriculture” and d</text:span>eveloped a machine learning <text:span text:style-name="T59">model (using python) </text:span>to <text:span text:style-name="T58">recommend suitable crops and maximize crop yield based on the PH value of the soil, temperature, altitude and rainfall of a selected region on a map.</text:span></text:p>
            <text:p text:style-name="P35"/>
            <text:list xml:id="list154158344247429" text:continue-numbering="true" text:style-name="L1">
              <text:list-item>
                <text:p text:style-name="P49">Sagarmatha Techno Fest 2019</text:p>
              </text:list-item>
            </text:list>
            <text:p text:style-name="P34">Used <text:span text:style-name="T33">WebTorrent, </text:span>to <text:span text:style-name="T63">develop</text:span> a web based application, “<text:span text:style-name="T61">Movie Time</text:span>”, to stream movies from torrents using Node.js. <text:span text:style-name="T62">Learned about direct peer-to-peer communications with WebRTC and WebTorrent Protocol.</text:span></text:p>
            <text:p text:style-name="P36"/>
            <text:list xml:id="list154159270645800" text:continue-numbering="true" text:style-name="L1">
              <text:list-item>
                <text:p text:style-name="P47">Student ICT Conference 2018</text:p>
                <text:list>
                  <text:list-header>
                    <text:p text:style-name="P57">Organized by Information Technology Society, Nepal with the theme of “Role of youth in Digitization of Local Government” at Nepal College of Information Technology, Lalitpur.</text:p>
                  </text:list-header>
                </text:list>
              </text:list-item>
            </text:list>
            <text:p text:style-name="P10"/>
            <text:list xml:id="list1557671411" text:style-name="L2">
              <text:list-item>
                <text:list>
                  <text:list-item>
                    <text:p text:style-name="P56">Yantra Automatic Akhada 2017</text:p>
                    <text:list>
                      <text:list-header>
                        <text:p text:style-name="P58">Yantra 6.0 Robotics Competition at Army Sports and Physical Training Center, Lagankhel.</text:p>
                        <text:p text:style-name="P58"/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list xml:id="list154159462617773" text:continue-list="list154158760645921" text:style-name="WWNum1">
              <text:list-header>
                <text:p text:style-name="P43">Professional Experience</text:p>
              </text:list-header>
              <text:list-item>
                <text:p text:style-name="P50"><text:span text:style-name="T70">Full Stack Developer</text:span>, <text:span text:style-name="T73">Gimmick Box Engineering Solutions Pvt. Ltd.,</text:span> <text:span text:style-name="T70">2019 - Present</text:span></text:p>
                <text:list>
                  <text:list-item>
                    <text:list>
                      <text:list-header>
                        <text:p text:style-name="P54"><text:span text:style-name="T7">Working</text:span><text:span text:style-name="T6"> as </text:span><text:span text:style-name="T5">full stack </text:span><text:span text:style-name="T6">developer and moderator </text:span><text:span text:style-name="T71">includ</text:span><text:span text:style-name="T72">ing</text:span><text:span text:style-name="T71"> discussing requirements with clients, proposing solutions, ensuring a pleasant user experience, maintaining databases, and performing quality assurance.</text:span></text:p>
                        <text:p text:style-name="P54"><text:span text:style-name="T71"/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6.A1" office:value-type="string">
            <text:list xml:id="list154159950374821" text:continue-numbering="true" text:style-name="WWNum1">
              <text:list-header>
                <text:p text:style-name="P44">Projects</text:p>
              </text:list-header>
              <text:list-item>
                <text:p text:style-name="P59">Resume Builder [ Laravel &amp; Vue ]</text:p>
                <text:p text:style-name="P70"><text:span text:style-name="T77">Way to Success Consulting and Training Center</text:span><text:span text:style-name="T76">, </text:span><text:span text:style-name="T77">2020</text:span><text:span text:style-name="T76"> </text:span></text:p>
                <text:p text:style-name="P65">A tailored application built for agencies and individuals to build a Resume from two separate templates based on the entered details of an individual. </text:p>
                <text:p text:style-name="P65"/>
              </text:list-item>
              <text:list-item>
                <text:p text:style-name="P71"><text:span text:style-name="T75">Company Profile Website for Continental HRD Consultants Pvt. Ltd.</text:span><text:span text:style-name="T74"> [ </text:span><text:span text:style-name="T75">php</text:span><text:span text:style-name="T74"> &amp; Vue ]</text:span></text:p>
                <text:p text:style-name="P71"><text:span text:style-name="T78">Continental HRD Consultants Pvt. Ltd.</text:span><text:span text:style-name="T76">, </text:span><text:span text:style-name="T77">2020</text:span><text:span text:style-name="T76"> </text:span></text:p>
                <text:p text:style-name="P66">A full stack tailored profile website developed with a custom CMS and deployed at a marginal deadline <text:span text:style-name="T81">at </text:span><text:span text:style-name="T34">continentalhrd.com</text:span></text:p>
              </text:list-item>
            </text:list>
            <text:p text:style-name="P38"><text:soft-page-break/></text:p>
            <text:list xml:id="list154159600941247" text:continue-numbering="true" text:style-name="WWNum1">
              <text:list-item>
                <text:p text:style-name="P60">Company Portfolio Website for P.M. Construction and Engineers [ Laravel, Vue.js ]</text:p>
                <text:p text:style-name="P61"><text:span text:style-name="T52">P.M. Constrcution and Engineers </text:span><text:span text:style-name="T50">.</text:span><text:span text:style-name="T46">, </text:span><text:span text:style-name="T51">20</text:span><text:span text:style-name="T53">19</text:span></text:p>
                <text:p text:style-name="P67">A full stack tailored portfolio website developed and deployed at <text:span text:style-name="T33">pmconstructioneng.com</text:span>.</text:p>
                <text:p text:style-name="P66"/>
              </text:list-item>
              <text:list-item>
                <text:p text:style-name="P62"><text:span text:style-name="T79">StrongB0x Accounting Software</text:span> <text:span text:style-name="T21">[ Laravel, Vue.js, Vuetify ]</text:span></text:p>
                <text:p text:style-name="P68">A general purpose accounting software to record all the financial aspects of a Business, from assets to vendors and customers, fiscal reports, stock details and financial transactions.</text:p>
              </text:list-item>
            </text:list>
            <text:p text:style-name="P37"/>
            <text:list xml:id="list154159823348205" text:continue-numbering="true" text:style-name="WWNum1">
              <text:list-item>
                <text:p text:style-name="P64"><text:span text:style-name="T79">CMS-PHP</text:span> <text:span text:style-name="T21">[ php, Vue.js, MySQL ]</text:span></text:p>
                <text:p text:style-name="P68">A General purpose Content Management System for generic Websites with API routes, used in commercial Company’<text:span text:style-name="T80">s</text:span> Website for fast development and deployment time.</text:p>
              </text:list-item>
            </text:list>
            <text:p text:style-name="P39"/>
            <text:list xml:id="list154159836545228" text:continue-numbering="true" text:style-name="WWNum1">
              <text:list-item>
                <text:p text:style-name="P63"><text:span text:style-name="T80">Youtube Audio Downloader</text:span> <text:span text:style-name="T80">Android App [ Nativescript-vue, Vue.js, Node]</text:span></text:p>
                <text:p text:style-name="P69">An Android application to search and download [only] audio from the video contents in Youtube. </text:p>
              </text:list-item>
            </text:list>
            <text:p text:style-name="P39"/>
            <text:list xml:id="list154159701597915" text:continue-numbering="true" text:style-name="WWNum1">
              <text:list-item>
                <text:p text:style-name="P72"><text:span text:style-name="T65">Semantic</text:span> Question Pair Matching with Deep Learning <text:span text:style-name="T21">[ Machine Learning with python ]</text:span></text:p>
                <text:list>
                  <text:list-item>
                    <text:list>
                      <text:list-header>
                        <text:p text:style-name="P72"><text:span text:style-name="T46"><text:s text:c="8"/></text:span><text:span text:style-name="T48">Major Project, Kantipur Engineering College, </text:span><text:span text:style-name="T47">2019</text:span><text:span text:style-name="T48"> </text:span></text:p>
                      </text:list-header>
                    </text:list>
                  </text:list-item>
                </text:list>
                <text:p text:style-name="P74">Predicted <text:span text:style-name="T22">the </text:span>semantic equivalence <text:span text:style-name="T21">between two questions</text:span> <text:span text:style-name="T20">with a</text:span> <text:span text:style-name="T20">supervised deep-</text:span>learning approach based upon <text:span text:style-name="T21">the highly dominant features. The experimental results showed that the artificial neural network with word embeddings achieved 0.7236 accuracy on the test set.</text:span></text:p>
              </text:list-item>
            </text:list>
            <text:p text:style-name="P12"/>
            <text:list xml:id="list154160037570518" text:continue-numbering="true" text:style-name="WWNum1">
              <text:list-item>
                <text:p text:style-name="P77">Home Automation with Raspberry Pi [ Java, <text:span text:style-name="T79">JavaFX,</text:span> <text:span text:style-name="T79">MySQL</text:span> <text:span text:style-name="T66">]</text:span></text:p>
                <text:p text:style-name="P77"><text:span text:style-name="T49">Minor</text:span><text:span text:style-name="T48"> Project, Kantipur Engineering College, </text:span><text:span text:style-name="T47">201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79">Home Automation System(HAS) using Raspberry Pi 3 employ<text:span text:style-name="T23">ed</text:span> the integration of networking and relays to provide the user with software control of various electrical appliances within their home, offering events, triggers and real-time synchronization in the overall multiuser-system.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1"/>
            <text:list xml:id="list3415692648" text:style-name="L3">
              <text:list-item>
                <text:p text:style-name="P73">Charon Classroom Android Application <text:span text:style-name="T29">[ Java, SQLite ] </text:span></text:p>
                <text:list>
                  <text:list-header>
                    <text:p text:style-name="P80">Developed an android application, <text:span text:style-name="T24">to assist the</text:span> student<text:span text:style-name="T24">s of</text:span> any institution, <text:span text:style-name="T25">in</text:span> his daily sessions like routine<text:span text:style-name="T26">s</text:span>, resources, <text:span text:style-name="T27">events, </text:span>news and updates. <text:span text:style-name="T28">With integrated Academic calendar and syllabus, heavily used by students and well maintained throughout its life.</text:span></text:p>
                  </text:list-header>
                </text:list>
              </text:list-item>
            </text:list>
            <text:p text:style-name="P13"/>
            <text:list xml:id="list154158533750420" text:continue-numbering="true" text:style-name="L3">
              <text:list-item>
                <text:p text:style-name="P78">#Tag Online Cloth Store [php]</text:p>
                <text:p text:style-name="P76">Kantipur Engineering College, LITE Technical Exhibition 2018</text:p>
                <text:list>
                  <text:list-header>
                    <text:p text:style-name="P75">“#Tag Online Cloth Store” developed as a small scale single vendor ecommerce project, with the basic setup and services</text:p>
                    <text:p text:style-name="P75">for the customers to browse and order the clothes from the categories maintained by the seller.</text:p>
                  </text:list-header>
                </text:list>
              </text:list-item>
            </text:list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53in" style:type="center"/>
          <style:tab-stop style:position="7.090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Roboto" fo:font-family="Roboto" style:font-pitch="variable" fo:font-size="9pt" style:font-size-asian="7.84999990463257pt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Roboto" fo:font-size="9pt" style:font-size-asian="9pt" style:font-size-complex="9pt"/>
    </style:style>
    <style:style style:name="MT1" style:family="text">
      <style:text-properties officeooo:rsid="016b0066"/>
    </style:style>
    <style:page-layout style:name="Mpm1">
      <style:page-layout-properties fo:page-width="8.2701in" fo:page-height="11.6902in" style:num-format="1" style:print-orientation="portrait" fo:margin-top="0.6in" fo:margin-bottom="0.6in" fo:margin-left="0.6in" fo:margin-right="0.5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0:31:45.729202365</meta:creation-date>
    <dc:date>2020-06-25T15:41:57.718111306</dc:date>
    <meta:editing-duration>PT10H26M50S</meta:editing-duration>
    <meta:editing-cycles>346</meta:editing-cycles>
    <meta:generator>LibreOffice/6.0.7.3$Linux_X86_64 LibreOffice_project/00m0$Build-3</meta:generator>
    <meta:document-statistic meta:table-count="6" meta:image-count="0" meta:object-count="0" meta:page-count="3" meta:paragraph-count="89" meta:word-count="825" meta:character-count="5528" meta:non-whitespace-character-count="4795"/>
  </office:meta>
</office:document-meta>
</file>